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0.924cm" svg:height="1.579cm" draw:transform="rotate (-1.55194677087336) translate (5.7753978479699cm 4.7025588597279cm)" svg:viewBox="0 0 925 1580" svg:d="M925 1555c-22-117-69-425-101-696-33-269-16-476-14-616-15-101-810-314-810-220 17 225 16 375 57 709 39 334 42 483 65 695 19 105 819 199 803 128z">
          <text:p/>
        </draw:path>
        <draw:path draw:style-name="gr1" draw:text-style-name="P1" draw:layer="layout" svg:width="2.8cm" svg:height="1.78cm" draw:transform="skewX (0.000349065850398828) rotate (0.963247214175671) translate (3.1157643008052cm 4.6744073634448cm)" svg:viewBox="0 0 2801 1781" svg:d="M49 1581c350 68 527 31 981 109 445 86 948 176 1373-66 424-245 540-743 198-1162-342-420-757-476-921-460-128 31 23 647 94 653 195-20 264 343 98 498s-652-15-909-74-451-96-690-145c-100-20-387 596-224 647z">
          <text:p/>
        </draw:path>
        <draw:path draw:style-name="gr1" draw:text-style-name="P1" draw:layer="layout" svg:width="0.903cm" svg:height="0.661cm" draw:transform="rotate (-2.15757602131539) translate (6.1419911071038cm 4.8586151038323cm)" svg:viewBox="0 0 904 662" svg:d="M527 644c137-64 329-219 367-368 35-139-27-185-184-242-156-57-351-32-459-3-277 72-309 187-173 370 136 181 313 308 449 243z">
          <text:p/>
        </draw:path>
        <draw:path draw:style-name="gr1" draw:text-style-name="P1" draw:layer="layout" svg:width="0.903cm" svg:height="0.661cm" draw:transform="rotate (-2.15757602131539) translate (4.8199911071038cm 4.9986151038323cm)" svg:viewBox="0 0 904 662" svg:d="M527 644c137-64 329-219 367-368 35-139-27-185-184-242-156-57-351-32-459-3-277 72-309 187-173 370 136 181 313 308 449 243z">
          <text:p/>
        </draw:path>
        <draw:path draw:style-name="gr1" draw:text-style-name="P1" draw:layer="layout" svg:width="0.903cm" svg:height="0.661cm" draw:transform="rotate (-2.15757602131539) translate (4.8899911071038cm 3.2666151038323cm)" svg:viewBox="0 0 904 662" svg:d="M527 644c137-64 329-219 367-368 35-139-27-185-184-242-156-57-351-32-459-3-277 72-309 187-173 370 136 181 313 308 449 243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18T20:39:11.092000000</dc:date>
    <meta:editing-duration>PT2M57S</meta:editing-duration>
    <meta:editing-cycles>3</meta:editing-cycles>
    <meta:generator>LibreOffice/24.2.4.2$Windows_X86_64 LibreOffice_project/51a6219feb6075d9a4c46691dcfe0cd9c4fff3c2</meta:generator>
    <meta:document-statistic meta:object-count="5"/>
  </office:meta>
</office:document-meta>
</file>